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100000001DB79ED054B699501.gif" manifest:media-type="image/gif"/>
  <manifest:file-entry manifest:full-path="Pictures/100002010000002000000020E12E0C256CB2798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6" style:family="table">
      <style:table-properties style:width="4.8576in" table:align="left"/>
    </style:style>
    <style:style style:name="Table6.A" style:family="table-column">
      <style:table-column-properties style:column-width="2.4806in"/>
    </style:style>
    <style:style style:name="Table6.B" style:family="table-column">
      <style:table-column-properties style:column-width="2.3771in"/>
    </style:style>
    <style:style style:name="Table6.A1" style:family="table-cell">
      <style:table-cell-properties style:vertical-align="middle"/>
    </style:style>
    <style:style style:name="Table7" style:family="table">
      <style:table-properties style:width="2.4493in" table:align="left"/>
    </style:style>
    <style:style style:name="Table7.A" style:family="table-column">
      <style:table-column-properties style:column-width="2.4493in"/>
    </style:style>
    <style:style style:name="Table7.A1" style:family="table-cell">
      <style:table-cell-properties style:vertical-align="middle"/>
    </style:style>
    <style:style style:name="Table8" style:family="table">
      <style:table-properties style:width="0.1153in" table:align="left"/>
    </style:style>
    <style:style style:name="Table8.A" style:family="table-column">
      <style:table-column-properties style:column-width="0.0472in"/>
    </style:style>
    <style:style style:name="Table8.B" style:family="table-column">
      <style:table-column-properties style:column-width="0.0681in"/>
    </style:style>
    <style:style style:name="Table8.A1" style:family="table-cell">
      <style:table-cell-properties style:vertical-align="middle"/>
    </style:style>
    <style:style style:name="Table9" style:family="table">
      <style:table-properties style:width="0.55in" table:align="left"/>
    </style:style>
    <style:style style:name="Table9.A" style:family="table-column">
      <style:table-column-properties style:column-width="0.55in"/>
    </style:style>
    <style:style style:name="Table9.A1" style:family="table-cell">
      <style:table-cell-properties style:vertical-align="middle"/>
    </style:style>
    <style:style style:name="Table10" style:family="table">
      <style:table-properties style:width="0.4875in" table:align="left"/>
    </style:style>
    <style:style style:name="Table10.A" style:family="table-column">
      <style:table-column-properties style:column-width="0.4875in"/>
    </style:style>
    <style:style style:name="Table10.A1" style:family="table-cell">
      <style:table-cell-properties style:vertical-align="middle"/>
    </style:style>
    <style:style style:name="Table1" style:family="table">
      <style:table-properties style:width="4.7743in" table:align="left"/>
    </style:style>
    <style:style style:name="Table1.A" style:family="table-column">
      <style:table-column-properties style:column-width="2.4806in"/>
    </style:style>
    <style:style style:name="Table1.B" style:family="table-column">
      <style:table-column-properties style:column-width="2.2938in"/>
    </style:style>
    <style:style style:name="Table1.A1" style:family="table-cell">
      <style:table-cell-properties style:vertical-align="middle"/>
    </style:style>
    <style:style style:name="Table2" style:family="table">
      <style:table-properties style:width="2.4493in" table:align="left"/>
    </style:style>
    <style:style style:name="Table2.A" style:family="table-column">
      <style:table-column-properties style:column-width="2.4493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0.1153in" table:align="left"/>
    </style:style>
    <style:style style:name="Table3.A" style:family="table-column">
      <style:table-column-properties style:column-width="0.0472in"/>
    </style:style>
    <style:style style:name="Table3.B" style:family="table-column">
      <style:table-column-properties style:column-width="0.0681in"/>
    </style:style>
    <style:style style:name="Table3.A1" style:family="table-cell">
      <style:table-cell-properties style:vertical-align="middle"/>
    </style:style>
    <style:style style:name="Table4" style:family="table">
      <style:table-properties style:width="0.55in" table:align="left"/>
    </style:style>
    <style:style style:name="Table4.A" style:family="table-column">
      <style:table-column-properties style:column-width="0.55in"/>
    </style:style>
    <style:style style:name="Table4.A1" style:family="table-cell">
      <style:table-cell-properties style:vertical-align="middle"/>
    </style:style>
    <style:style style:name="Table5" style:family="table">
      <style:table-properties style:width="0.4875in" table:align="left"/>
    </style:style>
    <style:style style:name="Table5.A" style:family="table-column">
      <style:table-column-properties style:column-width="0.4875in"/>
    </style:style>
    <style:style style:name="Table5.A1" style:family="table-cell">
      <style:table-cell-properties style:vertical-align="middle"/>
    </style:style>
    <style:style style:name="Table11" style:family="table">
      <style:table-properties style:width="4.8576in" table:align="left"/>
    </style:style>
    <style:style style:name="Table11.A" style:family="table-column">
      <style:table-column-properties style:column-width="2.4806in"/>
    </style:style>
    <style:style style:name="Table11.B" style:family="table-column">
      <style:table-column-properties style:column-width="2.3771in"/>
    </style:style>
    <style:style style:name="Table11.A1" style:family="table-cell">
      <style:table-cell-properties style:vertical-align="middle"/>
    </style:style>
    <style:style style:name="Table12" style:family="table">
      <style:table-properties style:width="2.4493in" table:align="left"/>
    </style:style>
    <style:style style:name="Table12.A" style:family="table-column">
      <style:table-column-properties style:column-width="2.4493in"/>
    </style:style>
    <style:style style:name="Table12.A1" style:family="table-cell">
      <style:table-cell-properties style:vertical-align="middle"/>
    </style:style>
    <style:style style:name="Table13" style:family="table">
      <style:table-properties style:width="0.1153in" table:align="left"/>
    </style:style>
    <style:style style:name="Table13.A" style:family="table-column">
      <style:table-column-properties style:column-width="0.0472in"/>
    </style:style>
    <style:style style:name="Table13.B" style:family="table-column">
      <style:table-column-properties style:column-width="0.0681in"/>
    </style:style>
    <style:style style:name="Table13.A1" style:family="table-cell">
      <style:table-cell-properties style:vertical-align="middle"/>
    </style:style>
    <style:style style:name="Table14" style:family="table">
      <style:table-properties style:width="0.55in" table:align="left"/>
    </style:style>
    <style:style style:name="Table14.A" style:family="table-column">
      <style:table-column-properties style:column-width="0.55in"/>
    </style:style>
    <style:style style:name="Table14.A1" style:family="table-cell">
      <style:table-cell-properties style:vertical-align="middle"/>
    </style:style>
    <style:style style:name="Table15" style:family="table">
      <style:table-properties style:width="0.4875in" table:align="left"/>
    </style:style>
    <style:style style:name="Table15.A" style:family="table-column">
      <style:table-column-properties style:column-width="0.4875in"/>
    </style:style>
    <style:style style:name="Table15.A1" style:family="table-cell">
      <style:table-cell-properties style:vertical-align="middle"/>
    </style:style>
    <style:style style:name="P1" style:family="paragraph" style:parent-style-name="Standard">
      <style:text-properties officeooo:rsid="000ba7dd" officeooo:paragraph-rsid="000ba7dd"/>
    </style:style>
    <style:style style:name="P2" style:family="paragraph" style:parent-style-name="Standard">
      <style:text-properties officeooo:rsid="000c8f10" officeooo:paragraph-rsid="000c8f10"/>
    </style:style>
    <style:style style:name="P3" style:family="paragraph" style:parent-style-name="Standard">
      <style:text-properties officeooo:rsid="000cb1ee" officeooo:paragraph-rsid="000cb1e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style:writing-mode="lr-tb"/>
    </style:style>
    <style:style style:name="P6" style:family="paragraph" style:parent-style-name="Text_20_body">
      <style:paragraph-properties fo:margin-top="0in" fo:margin-bottom="0in" loext:contextual-spacing="false"/>
    </style:style>
    <style:style style:name="P7" style:family="paragraph" style:parent-style-name="Text_20_body">
      <style:paragraph-properties fo:margin-top="0in" fo:margin-bottom="0in" loext:contextual-spacing="false"/>
      <style:text-properties fo:color="#666666" fo:background-color="#dddddd"/>
    </style:style>
    <style:style style:name="P8" style:family="paragraph" style:parent-style-name="Heading_20_2">
      <style:text-properties officeooo:rsid="000ba7dd" officeooo:paragraph-rsid="000ba7dd"/>
    </style:style>
    <style:style style:name="P9" style:family="paragraph" style:parent-style-name="Text_20_body">
      <style:paragraph-properties fo:margin-top="0in" fo:margin-bottom="0in" loext:contextual-spacing="false"/>
    </style:style>
    <style:style style:name="P10" style:family="paragraph" style:parent-style-name="Text_20_body">
      <style:paragraph-properties fo:margin-top="0in" fo:margin-bottom="0in" loext:contextual-spacing="false"/>
      <style:text-properties fo:color="#666666" fo:background-color="#dddddd"/>
    </style:style>
    <style:style style:name="P11" style:family="paragraph" style:parent-style-name="Table_20_Contents">
      <style:text-properties fo:font-size="2pt" style:font-size-asian="2pt" style:font-size-complex="2pt"/>
    </style:style>
    <style:style style:name="P12" style:family="paragraph" style:parent-style-name="Table_20_Contents">
      <style:paragraph-properties style:writing-mode="lr-tb"/>
    </style:style>
    <style:style style:name="P13" style:family="paragraph" style:parent-style-name="Standard">
      <style:text-properties officeooo:rsid="000ba7dd" officeooo:paragraph-rsid="000ba7dd"/>
    </style:style>
    <style:style style:name="P14" style:family="paragraph" style:parent-style-name="Standard">
      <style:text-properties officeooo:rsid="000e0a17" officeooo:paragraph-rsid="000e0a17"/>
    </style:style>
    <style:style style:name="P15" style:family="paragraph" style:parent-style-name="Heading_20_2">
      <style:text-properties officeooo:rsid="000e0a17" officeooo:paragraph-rsid="000e0a17"/>
    </style:style>
    <style:style style:name="T1" style:family="text">
      <style:text-properties officeooo:rsid="000c8f1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4">MCUXpresso</text:p>
      <text:p text:style-name="P14"/>
      <text:h text:style-name="P15" text:outline-level="2"><text:bookmark text:name=":1ai"/>Cloud Recording - SP21: CMPE-240 Sec 02 - Adv Comp Design is now available</text:h>
      <text:section text:style-name="Sect1" text:name=":1am">
        <text:p text:style-name="Text_20_body"/>
      </text:section>
      <text:p text:style-name="P7">Inbox</text:p>
      <text:section text:style-name="Sect1" text:name=":1b2">
        <text:p text:style-name="P6"><draw:frame draw:style-name="fr1" draw:name=":l9" text:anchor-type="as-char" svg:width="0.3335in" svg:height="0.3335in" draw:z-index="4"><draw:image xlink:href="Pictures/100002010000002000000020E12E0C256CB2798B.png" xlink:type="simple" xlink:show="embed" xlink:actuate="onLoad" loext:mime-type="image/png"/></draw:frame><text:bookmark text:name=":l9_9-e"/></text:p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able:table table:name="Table12" table:style-name="Table12">
                <table:table-column table:style-name="Table12.A"/>
                <table:table-row>
                  <table:table-cell table:style-name="Table12.A1" office:value-type="string">
                    <text:h text:style-name="Heading_20_3" text:outline-level="3">Zoom &lt;no-reply@zoom.us&gt; </text:h>
                  </table:table-cell>
                </table:table-row>
              </table:table>
              <text:p text:style-name="P4"/>
            </table:table-cell>
            <table:table-cell table:style-name="Table11.A1" office:value-type="string">
              <text:p text:style-name="Table_20_Contents"><text:bookmark text:name=":1b7"/>Mon, Feb 22, 3:12 PM (1 day ago)</text:p>
            </table:table-cell>
          </table:table-row>
        </table:table>
      </text:section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5">to me </text:p>
                  <text:section text:style-name="Sect1" text:name=":1bh">
                    <text:p text:style-name="P4"><draw:frame draw:style-name="fr1" draw:name="Image4" text:anchor-type="as-char" svg:width="0.0161in" svg:height="0.0161in" draw:z-index="5"><draw:image xlink:href="Pictures/100002000000000100000001DB79ED054B699501.gif" xlink:type="simple" xlink:show="embed" xlink:actuate="onLoad" loext:mime-type="image/gif"/></draw:frame></text:p>
                  </text:section>
                </table:table-cell>
              </table:table-row>
            </table:table>
            <text:p text:style-name="P4"/>
          </table:table-cell>
        </table:table-row>
      </table:table>
      <text:section text:style-name="Sect1" text:name=":1b3">
        <text:p text:style-name="Text_20_body"/>
      </text:section>
      <text:section text:style-name="Sect1" text:name=":1bg">
        <text:p text:style-name="Text_20_body"/>
      </text:section>
      <text:section text:style-name="Sect1" text:name=":1b5">
        <text:p text:style-name="Text_20_body"/>
        <text:section text:style-name="Sect1" text:name=":1b4">
          <text:p text:style-name="P6"><text:s/><text:line-break/><text:line-break/>Your cloud recording is now available.<text:line-break/><text:line-break/>Topic: SP21: CMPE-240 Sec 02 - Adv Comp Design<text:line-break/>Date: Feb 22, 2021 01:26 PM Pacific Time (US and Canada)<text:line-break/><text:line-break/><text:line-break/><text:line-break/>Copy the link below to share this recording with viewers:<text:line-break/><text:a xlink:type="simple" xlink:href="https://sjsu.zoom.us/rec/share/x9ZZoqOe-vdMcRIfcwDnjxg8RolWIaZBZh_Q8EQ37FmO9MXFSyQ4YXmQOIwbrHd4.DGBDY3BN2ApZWO3E" office:target-frame-name="_blank" xlink:show="new" text:style-name="Internet_20_link" text:visited-style-name="Visited_20_Internet_20_Link">https://sjsu.zoom.us/rec/</text:a> Passcode: !v0sT$HH <text:line-break/><text:line-break/><text:line-break/>Thank you for choosing Zoom.<text:line-break/>-The Zoom Team </text:p>
        </text:section>
      </text:section>
      <text:p text:style-name="P14"/>
      <text:p text:style-name="P1"/>
      <text:p text:style-name="P1"/>
      <text:p text:style-name="P1"/>
      <text:p text:style-name="P3">Special Purpose Registers and GPP </text:p>
      <text:h text:style-name="P8" text:outline-level="2"><text:bookmark text:name=":qd"/><text:soft-page-break/>Cloud Recording - SP21: CMPE-240 Sec 02 - Adv Comp Design is now available</text:h>
      <text:section text:style-name="Sect1" text:name=":qb">
        <text:p text:style-name="Text_20_body"/>
      </text:section>
      <text:p text:style-name="P7">Inbox</text:p>
      <text:section text:style-name="Sect1" text:name=":rg">
        <text:p text:style-name="P6"><draw:frame draw:style-name="fr1" draw:name=":l9" text:anchor-type="as-char" svg:width="0.3335in" svg:height="0.3335in" draw:z-index="2"><draw:image xlink:href="Pictures/100002010000002000000020E12E0C256CB2798B.png" xlink:type="simple" xlink:show="embed" xlink:actuate="onLoad" loext:mime-type="image/png"/></draw:frame><text:bookmark text:name=":l9_30-e"/></text:p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able:table table:name="Table7" table:style-name="Table7">
                <table:table-column table:style-name="Table7.A"/>
                <table:table-row>
                  <table:table-cell table:style-name="Table7.A1" office:value-type="string">
                    <text:h text:style-name="Heading_20_3" text:outline-level="3">Zoom &lt;no-reply@zoom.us&gt; </text:h>
                  </table:table-cell>
                </table:table-row>
              </table:table>
              <text:p text:style-name="P4"/>
            </table:table-cell>
            <table:table-cell table:style-name="Table6.A1" office:value-type="string">
              <text:p text:style-name="Table_20_Contents"><text:bookmark text:name=":md"/>Mon, Feb 15, 3:03 PM (1 day ago)</text:p>
            </table:table-cell>
          </table:table-row>
        </table:table>
      </text:section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5">to me </text:p>
                  <text:section text:style-name="Sect1" text:name=":17e">
                    <text:p text:style-name="P4"><draw:frame draw:style-name="fr1" draw:name="Image2" text:anchor-type="as-char" svg:width="0.0161in" svg:height="0.0161in" draw:z-index="3"><draw:image xlink:href="Pictures/100002000000000100000001DB79ED054B699501.gif" xlink:type="simple" xlink:show="embed" xlink:actuate="onLoad" loext:mime-type="image/gif"/></draw:frame></text:p>
                  </text:section>
                </table:table-cell>
              </table:table-row>
            </table:table>
            <text:p text:style-name="P4"/>
          </table:table-cell>
        </table:table-row>
      </table:table>
      <text:section text:style-name="Sect1" text:name=":ni">
        <text:p text:style-name="Text_20_body"/>
      </text:section>
      <text:section text:style-name="Sect1" text:name=":17f">
        <text:p text:style-name="Text_20_body"/>
      </text:section>
      <text:section text:style-name="Sect1" text:name=":oj">
        <text:p text:style-name="Text_20_body"/>
        <text:section text:style-name="Sect1" text:name=":r0">
          <text:p text:style-name="P6">Hi Harry Li,<text:line-break/><text:line-break/>Your cloud recording is now available.<text:line-break/><text:line-break/>Topic: SP21: CMPE-240 Sec 02 - Adv Comp Design<text:line-break/>Date: Feb 15, 2021 01:21 PM Pacific Time (US and Canada)<text:line-break/><text:line-break/> <text:line-break/>Share recording with viewers:<text:line-break/><text:a xlink:type="simple" xlink:href="https://sjsu.zoom.us/rec/share/Qh4d13_IauU_6vztndikUqVTule_UQlt08EIPlkyIpqPRziFW4pEF0isSYPLgzNR.5ZNBXjKRjWDHOrUF" office:target-frame-name="_blank" xlink:show="new" text:style-name="Internet_20_link" text:visited-style-name="Visited_20_Internet_20_Link">https://sjsu.zoom.us/rec/</text:a> Passcode: Jj6CZJ#6 <text:line-break/><text:line-break/><text:line-break/>Thank you for choosing Zoom.<text:line-break/>-The Zoom Team </text:p>
        </text:section>
      </text:section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Zoom Class Recording Links</text:p>
      <text:p text:style-name="P1"/>
      <text:p text:style-name="P2">===============================</text:p>
      <text:p text:style-name="P1"><draw:frame draw:style-name="fr1" draw:name="Image1" text:anchor-type="as-char" svg:width="0.3335in" svg:height="0.3335in" draw:z-index="0"><draw:image xlink:href="Pictures/100002010000002000000020E12E0C256CB2798B.png" xlink:type="simple" xlink:show="embed" xlink:actuate="onLoad" loext:mime-type="image/png"/></draw:frame><text:bookmark text:name=":l9_21-e"/><text:s/><text:span text:style-name="T1">Bill of Material and CPU Architecture </text:span></text:p>
      <text:p text:style-name="P1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h text:style-name="Heading_20_3" text:outline-level="3">Zoom &lt;no-reply@zoom.us&gt; </text:h>
                </table:table-cell>
              </table:table-row>
            </table:table>
            <text:p text:style-name="P4"/>
          </table:table-cell>
          <table:table-cell table:style-name="Table1.A1" office:value-type="string">
            <text:p text:style-name="Table_20_Contents"><text:bookmark text:name=":1f5"/>Mon, Feb 8, 2:58 PM (1 day ago)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5">to me </text:p>
                  <text:section text:style-name="Sect1" text:name=":1ff">
                    <text:p text:style-name="P4"><draw:frame draw:style-name="fr1" draw:name="Image3" text:anchor-type="as-char" svg:width="0.0161in" svg:height="0.0161in" draw:z-index="1"><draw:image xlink:href="Pictures/100002000000000100000001DB79ED054B699501.gif" xlink:type="simple" xlink:show="embed" xlink:actuate="onLoad" loext:mime-type="image/gif"/></draw:frame></text:p>
                  </text:section>
                </table:table-cell>
              </table:table-row>
            </table:table>
            <text:p text:style-name="P4"/>
          </table:table-cell>
        </table:table-row>
      </table:table>
      <text:section text:style-name="Sect1" text:name=":1f1">
        <text:p text:style-name="Text_20_body"/>
      </text:section>
      <text:section text:style-name="Sect1" text:name=":1fe">
        <text:p text:style-name="Text_20_body"/>
      </text:section>
      <text:section text:style-name="Sect1" text:name=":1f3">
        <text:p text:style-name="Text_20_body"/>
        <text:section text:style-name="Sect1" text:name=":1f2">
          <text:p text:style-name="P6">Hi Harry Li,<text:line-break/><text:line-break/>Your cloud recording is now available.<text:line-break/><text:line-break/>Topic: SP21: CMPE-240 Sec 02 - Adv Comp Design<text:line-break/>Date: Feb 8, 2021 01:14 PM Pacific Time (US and Canada)<text:line-break/><text:line-break/>Share recording with viewers:<text:line-break/><text:a xlink:type="simple" xlink:href="https://sjsu.zoom.us/rec/share/r_nKMePishXpB6mo8daZb4U5ut0wBRVegm195WvqWHIoGqCXUaUK1LGTrCKJDiFW.UIrXFdY_9rM_eD1H" office:target-frame-name="_blank" xlink:show="new" text:style-name="Internet_20_link" text:visited-style-name="Visited_20_Internet_20_Link">https://sjsu.zoom.us/rec/</text:a> Passcode: Z*Uk3p7^ <text:line-break/><text:line-break/><text:line-break/>Thank you for choosing Zoom.<text:line-break/>-The Zoom Team </text:p>
        </text:section>
      </text:section>
      <text:p text:style-name="P1"/>
      <text:p text:style-name="P1"/>
      <text:p text:style-name="P2">===============================</text:p>
      <text:p text:style-name="P2">Layout</text:p>
      <text:p text:style-name="P1"><text:line-break/>Topic: SP21: CMPE-240 Sec 02 - Adv Comp Design<text:line-break/>Date: Feb 1, 2021 01:21 PM Pacific Time (US and Canada)<text:line-break/>Intro – layout <text:line-break/><text:line-break/>Share recording with viewers:<text:line-break/><text:a xlink:type="simple" xlink:href="https://sjsu.zoom.us/rec/share/cUlowNjjPKYRdhCFsE9dX59-B_jfQrGG-1OGg1Su9gwNLyO9-atZuJsIfy-cmE7r.KfyXhjHB-ktyxXjU" office:target-frame-name="_blank" xlink:show="new" text:style-name="Internet_20_link" text:visited-style-name="Visited_20_Internet_20_Link">https://sjsu.zoom.us/rec/</text:a> Passcode: tE@A7rXB 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6:47:09.177389933</meta:creation-date>
    <dc:date>2021-02-23T16:46:36.893659399</dc:date>
    <meta:editing-duration>PT18M58S</meta:editing-duration>
    <meta:editing-cycles>4</meta:editing-cycles>
    <meta:generator>LibreOffice/6.0.7.3$Linux_X86_64 LibreOffice_project/00m0$Build-3</meta:generator>
    <meta:document-statistic meta:table-count="15" meta:image-count="6" meta:object-count="0" meta:page-count="3" meta:paragraph-count="29" meta:word-count="249" meta:character-count="1580" meta:non-whitespace-character-count="1313"/>
  </office:meta>
</office:document-meta>
</file>